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FreeSerif1" svg:font-family="FreeSerif" style:font-family-generic="roman"/>
    <style:font-face style:name="Liberation Sans3" svg:font-family="'Liberation Sans'" style:font-family-generic="swiss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3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5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0cm"/>
    </style:style>
    <style:style style:name="gr3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fo:min-height="1.401cm"/>
    </style:style>
    <style:style style:name="gr5" style:family="graphic" style:parent-style-name="standard">
      <style:graphic-properties draw:stroke="none" svg:stroke-color="#000000" draw:fill="none" draw:fill-color="#ffffff" fo:min-height="2.008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0.556cm"/>
    </style:style>
    <style:style style:name="gr8" style:family="graphic" style:parent-style-name="objectwithoutfill">
      <style:graphic-properties svg:stroke-width="0.051cm" svg:stroke-color="#2a60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ff00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4.877cm" fo:min-width="4.881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fo:font-size="16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9" style:family="paragraph">
      <loext:graphic-properties draw:fill="none" draw:fill-color="#ffffff"/>
      <style:text-properties fo:color="#2a6099" fo:font-size="14pt" style:font-size-asian="14pt" style:font-size-complex="14pt"/>
    </style:style>
    <style:style style:name="P10" style:family="paragraph">
      <loext:graphic-properties draw:fill-color="#ffffff" draw:opacity="0%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6pt" fo:font-style="normal" fo:text-shadow="none" style:text-underline-style="none" fo:font-weight="normal" style:letter-kerning="true" style:font-name-asian="FreeSerif1" style:font-size-asian="18pt" style:font-style-asian="normal" style:font-weight-asian="normal" style:font-name-complex="Free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atin Modern Math1" fo:font-size="13pt" style:font-name-asian="Latin Modern Math1" style:font-size-asian="13pt" style:font-name-complex="Latin Modern Math1" style:font-size-complex="13pt"/>
    </style:style>
    <style:style style:name="T6" style:family="text">
      <style:text-properties fo:font-size="22pt" fo:letter-spacing="0.06cm" fo:text-shadow="1pt 1pt" style:font-size-asian="22pt" style:font-size-complex="22pt"/>
    </style:style>
    <style:style style:name="T7" style:family="text">
      <style:text-properties fo:font-size="14pt" fo:letter-spacing="0.06cm" fo:text-shadow="1pt 1pt" style:font-size-asian="18pt" style:font-size-complex="18pt"/>
    </style:style>
    <style:style style:name="T8" style:family="text">
      <style:text-properties fo:font-size="9pt" fo:letter-spacing="0.06cm" fo:text-shadow="1pt 1pt" style:font-size-asian="11pt" style:font-size-complex="11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4pt" fo:letter-spacing="0.06cm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3" fo:font-size="9pt" fo:letter-spacing="0.06cm" fo:text-shadow="1pt 1pt" style:font-name-asian="Liberation Sans3" style:font-size-asian="11pt" style:font-name-complex="Liberation Sans3" style:font-size-complex="11pt"/>
    </style:style>
    <style:style style:name="T11" style:family="text">
      <style:text-properties style:font-name="Liberation Sans3" fo:font-size="9pt" fo:letter-spacing="0.06cm" fo:text-shadow="none" style:font-name-asian="Liberation Sans3" style:font-size-asian="11pt" style:font-name-complex="Liberation Sans3" style:font-size-complex="11pt"/>
    </style:style>
    <style:style style:name="T12" style:family="text">
      <style:text-properties fo:color="#ff0000" fo:font-size="14pt" style:font-size-asian="14pt" style:font-size-complex="14pt"/>
    </style:style>
    <style:style style:name="T13" style:family="text">
      <style:text-properties fo:color="#2a6099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7.747cm" svg:height="1.505cm" svg:x="3.302cm" svg:y="8.255cm">
            <draw:text-box>
              <text:p text:style-name="P1"><text:span text:style-name="T1">Pressure</text:span></text:p>
            </draw:text-box>
          </draw:frame>
          <draw:frame draw:style-name="gr1" draw:text-style-name="P3" draw:layer="layout" svg:width="9.017cm" svg:height="1.505cm" draw:transform="rotate (1.5707963267949) translate (0.254cm 9.144cm)">
            <draw:text-box>
              <text:p text:style-name="P1"><text:span text:style-name="T1">Chem</text:span><text:span text:style-name="T1">ical </text:span><text:span text:style-name="T1">Poten</text:span><text:span text:style-name="T1">tial,</text:span><text:span text:style-name="T2"> </text:span><text:span text:style-name="T3">μ </text:span><text:span text:style-name="T4">= g </text:span><text:span text:style-name="T4">=G</text:span><text:span text:style-name="T5">/N</text:span></text:p>
            </draw:text-box>
          </draw:frame>
          <draw:custom-shape draw:style-name="gr2" draw:text-style-name="P4" draw:layer="layout" svg:width="0.381cm" svg:height="0.635cm" draw:transform="rotate (0.188670092140587) translate (5.168cm 5.33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5" draw:layer="layout" svg:x1="6.966cm" svg:y1="3.175cm" svg:x2="6.966cm" svg:y2="6.604cm">
            <text:p/>
          </draw:line>
          <draw:line draw:style-name="gr3" draw:text-style-name="P5" draw:layer="layout" svg:x1="6.966cm" svg:y1="3.175cm" svg:x2="3.918cm" svg:y2="3.175cm">
            <text:p/>
          </draw:line>
          <draw:frame draw:style-name="gr4" draw:text-style-name="P6" draw:layer="layout" svg:width="3.429cm" svg:height="1.651cm" svg:x="5.569cm" svg:y="6.477cm">
            <draw:text-box>
              <text:p text:style-name="P1"><text:span text:style-name="T6"><text:s text:c="3"/></text:span><text:span text:style-name="T7">P</text:span><text:span text:style-name="T8">phase <text:s text:c="2"/>Transition</text:span></text:p>
            </draw:text-box>
          </draw:frame>
          <draw:frame draw:style-name="gr5" draw:text-style-name="P7" draw:layer="layout" svg:width="3.048cm" svg:height="2.258cm" svg:x="1.632cm" svg:y="2.568cm">
            <draw:text-box>
              <text:p><text:span text:style-name="T9">μ</text:span><text:span text:style-name="T10">phase <text:s text:c="2"/></text:span><text:span text:style-name="T11">Transition</text:span></text:p>
            </draw:text-box>
          </draw:frame>
          <draw:frame draw:style-name="gr6" draw:text-style-name="P8" draw:layer="layout" svg:width="1.905cm" svg:height="0.889cm" svg:x="6.588cm" svg:y="1.635cm">
            <draw:text-box>
              <text:p><text:span text:style-name="T12">Liquid</text:span></text:p>
            </draw:text-box>
          </draw:frame>
          <draw:frame draw:style-name="gr7" draw:text-style-name="P9" draw:layer="layout" svg:width="1.778cm" svg:height="0.806cm" svg:x="7.858cm" svg:y="2.778cm">
            <draw:text-box>
              <text:p><text:span text:style-name="T13">Soli</text:span><text:span text:style-name="T13">d</text:span></text:p>
            </draw:text-box>
          </draw:frame>
          <draw:path draw:style-name="gr8" draw:text-style-name="P5" draw:layer="layout" svg:width="6.694cm" svg:height="2.647cm" draw:transform="skewX (-0.433365253270192) rotate (-3.13792746216061) translate (10.9974475878907cm 5.16696930609979cm)" svg:viewBox="0 0 6695 2648" svg:d="M0 2648c3453 0 6695-2648 6695-2648">
            <text:p/>
          </draw:path>
          <draw:path draw:style-name="gr9" draw:text-style-name="P5" draw:layer="layout" svg:width="7.32cm" svg:height="2.902cm" draw:transform="skewX (-0.381005375710362) rotate (-2.92691715559449) translate (11.4547363064822cm 4.52000880347683cm)" svg:viewBox="0 0 7321 2903" svg:d="M0 2903c3776 1 7321-2903 7321-2903">
            <text:p/>
          </draw:path>
          <draw:custom-shape draw:style-name="gr10" draw:text-style-name="P10" draw:layer="layout" svg:width="5.461cm" svg:height="5.207cm" svg:x="4.299cm" svg:y="1.14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1" svg:font-family="'Latin Modern Math'"/>
    <style:font-face style:name="FreeSerif1" svg:font-family="FreeSerif" style:font-family-generic="roman"/>
    <style:font-face style:name="Liberation Sans3" svg:font-family="'Liberation Sans'" style:font-family-generic="swiss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3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1.024cm" fo:page-height="9.6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26T22:41:24.839891413</dc:date>
    <meta:editing-duration>PT1H59M15S</meta:editing-duration>
    <meta:editing-cycles>42</meta:editing-cycles>
    <meta:generator>LibreOffice/6.1.5.2$Linux_X86_64 LibreOffice_project/10$Build-2</meta:generator>
    <meta:document-statistic meta:object-count="13"/>
  </office:meta>
</office:document-meta>
</file>